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7ec5" officeooo:paragraph-rsid="00187ec5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4" style:family="paragraph" style:parent-style-name="Standard">
      <style:text-properties officeooo:paragraph-rsid="001a716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7ec5" officeooo:paragraph-rsid="00187ec5" style:font-style-asian="normal" style:font-weight-asian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dfe6" officeooo:paragraph-rsid="001bdfe6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87ec5" style:font-style-asian="normal" style:font-weight-asian="normal"/>
    </style:style>
    <style:style style:name="T4" style:family="text">
      <style:text-properties officeooo:rsid="00187ec5"/>
    </style:style>
    <style:style style:name="T5" style:family="text">
      <style:text-properties officeooo:rsid="001a71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5">3rd</text:span> of <text:span text:style-name="T5">February</text:span> 202<text:span text:style-name="T4">1</text:span> under the <text:span text:style-name="T5">40th</text:span> PA Meeting.</text:p>
      <text:p text:style-name="P1"/>
      <text:p text:style-name="P1">The Assembly, recognising the current situation,</text:p>
      <text:p text:style-name="P1"/>
      <text:p text:style-name="P2">Constitutes the need to enact “Operation Enduring New England” as laid down in https://docs.google.com/document/d/19DHSH6vQM0GuDaxkntx6ynESQOsemraBvdp4aNpI334/edit?usp=sharing</text:p>
      <text:p text:style-name="P1"/>
      <text:p text:style-name="P1">And proceeds.</text:p>
      <text:p text:style-name="P1"/>
      <text:p text:style-name="P1">Signed by,</text:p>
      <text:p text:style-name="P2">Comradedoggo_21</text:p>
      <text:p text:style-name="P6">CommissarChenkov</text:p>
      <text:p text:style-name="P1"/>
      <text:p text:style-name="P1"/>
      <text:p text:style-name="P1"/>
      <text:p text:style-name="P4"><text:span text:style-name="T1">[</text:span><text:span text:style-name="T3">Motion 40-1: To enact Operation Enduring New England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03T13:13:18.949980808</dc:date>
    <meta:editing-duration>PT1M49S</meta:editing-duration>
    <meta:editing-cycles>5</meta:editing-cycles>
    <meta:generator>LibreOffice/7.0.4.2$Linux_X86_64 LibreOffice_project/573028415b474775687f7355a6d413c41d013a01</meta:generator>
    <meta:document-statistic meta:table-count="0" meta:image-count="0" meta:object-count="0" meta:page-count="1" meta:paragraph-count="8" meta:word-count="49" meta:character-count="418" meta:non-whitespace-character-count="377"/>
  </office:meta>
</office:document-meta>
</file>